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632cm"/>
    </style:style>
    <style:style style:name="Tabla1.B" style:family="table-column">
      <style:table-column-properties style:column-width="2.715cm"/>
    </style:style>
    <style:style style:name="Tabla1.C" style:family="table-column">
      <style:table-column-properties style:column-width="11.654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371cm"/>
    </style:style>
    <style:style style:name="Tabla2.B" style:family="table-column">
      <style:table-column-properties style:column-width="7.846cm"/>
    </style:style>
    <style:style style:name="Tabla2.C" style:family="table-column">
      <style:table-column-properties style:column-width="6.784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4.415cm" table:align="left"/>
    </style:style>
    <style:style style:name="Tabla3.A" style:family="table-column">
      <style:table-column-properties style:column-width="3.018cm"/>
    </style:style>
    <style:style style:name="Tabla3.B" style:family="table-column">
      <style:table-column-properties style:column-width="11.396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4.034cm"/>
    </style:style>
    <style:style style:name="Tabla4.B" style:family="table-column">
      <style:table-column-properties style:column-width="5.159cm"/>
    </style:style>
    <style:style style:name="Tabla4.C" style:family="table-column">
      <style:table-column-properties style:column-width="7.807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5.558cm"/>
    </style:style>
    <style:style style:name="Tabla5.B" style:family="table-column">
      <style:table-column-properties style:column-width="11.442cm"/>
    </style:style>
    <style:style style:name="Tabla5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SS: El Diseñador de Interiores de la Web</text:h>
      <text:h text:style-name="Heading_20_3" text:outline-level="3">1. ¿Qué es CSS? El Maquillaje de la Web 💄</text:h>
      <text:p text:style-name="Text_20_body">CSS (Cascading Style Sheets - Hojas de Estilo en Cascada) es el lenguaje que describe la <text:span text:style-name="T1">presentación</text:span> de un documento HTML. No ejecuta lógica (eso es PHP y JavaScript), sino que se enfoca en el <text:span text:style-name="T2">look and feel</text:span>.</text:p>
      <text:p text:style-name="Text_20_body">Piensa en CSS como la <text:span text:style-name="T1">capa de pintura, decoración y mobiliario</text:span> que envuelve el esqueleto de HTML. Sin CSS, tu sitio web se vería como un documento de texto plano y aburrido; con CSS, se convierte en un espacio usable y atractivo.</text:p>
      <text:h text:style-name="Heading_20_4" text:outline-level="4">Propósito: Separación de Responsabilidades</text:h>
      <text:p text:style-name="Text_20_body">El principal objetivo de CSS es mantener la <text:span text:style-name="T1">estructura (HTML)</text:span> separada de la <text:span text:style-name="T1">presentación (CSS)</text:span>. Esto hace que tu código sea:</text:p>
      <text:list xml:id="list3829588206" text:style-name="L1">
        <text:list-item>
          <text:p text:style-name="P2"><text:span text:style-name="T1">Más Rápido:</text:span> El navegador carga la estructura y luego los estilos, lo que optimiza la visualización.</text:p>
        </text:list-item>
        <text:list-item>
          <text:p text:style-name="P2"><text:span text:style-name="T1">Más Reutilizable:</text:span> Puedes cambiar completamente el diseño de 100 páginas editando un solo archivo CSS.</text:p>
        </text:list-item>
      </text:list>
      <text:p text:style-name="Horizontal_20_Line"/>
      <text:h text:style-name="Heading_20_3" text:outline-level="3">2. Sintaxis Básica: La Regla de Estilo (El Dictamen del Diseñador)</text:h>
      <text:p text:style-name="Text_20_body">Una <text:span text:style-name="T1">regla CSS</text:span> es la instrucción que define el estilo. Cada regla tiene un formato estricto:</text:p>
      <text:p text:style-name="Standard">/* Esto es un COMENTARIO CSS, no se procesa. Útil para documentar. */<text:line-break/>selector { <text:line-break/> <text:s text:c="3"/>propiedad: valor; /* Declaración 1 */<text:line-break/> <text:s text:c="3"/>propiedad: valor; /* Declaración 2 */<text:line-break/>}</text:p>
      <text:p text:style-name="Standard"/>
      <text:list xml:id="list2196736083" text:style-name="L2">
        <text:list-item>
          <text:p text:style-name="P3"><text:span text:style-name="T1">Selector:</text:span> El "a quién" se aplica el estilo (ej. <text:span text:style-name="Source_20_Text">h1</text:span>, <text:span text:style-name="Source_20_Text">.clase</text:span>).</text:p>
        </text:list-item>
        <text:list-item>
          <text:p text:style-name="P3"><text:span text:style-name="T1">Bloque de Declaración:</text:span> El contenido entre llaves <text:span text:style-name="Source_20_Text">{}</text:span>.</text:p>
        </text:list-item>
        <text:list-item>
          <text:p text:style-name="P3"><text:span text:style-name="T1">Declaración:</text:span> La instrucción real, un par <text:span text:style-name="Source_20_Text">propiedad: valor;</text:span> seguido obligatoriamente por un punto y coma <text:span text:style-name="Source_20_Text">;</text:span> (el punto final de la instrucción).</text:p>
        </text:list-item>
      </text:list>
      <text:p text:style-name="Horizontal_20_Line"/>
      <text:h text:style-name="Heading_20_3" text:outline-level="3">3. Conexión de CSS con HTML: Tres Maneras de Unir al Equipo</text:h>
      <text:p text:style-name="Text_20_body">Para que el Diseñador (CSS) sepa qué edificio (HTML) decorar, deben estar conectados.</text:p>
      <text:h text:style-name="Heading_20_4" text:outline-level="4">3.1. 🔗 Estilos Externos (El Archivo Maestro - <text:span text:style-name="T1">Recomendado</text:span>)</text:h>
      <text:p text:style-name="Text_20_body">Es la mejor práctica. El CSS se escribe en un archivo separado (ej. <text:span text:style-name="Source_20_Text">style.css</text:span>) y se enlaza al documento HTML dentro de la sección <text:span text:style-name="Source_20_Text">&lt;head&gt;</text:span>.</text:p>
      <text:p text:style-name="Standard"/>
      <text:p text:style-name="Standard"><text:soft-page-break/>&lt;head&gt;<text:line-break/> <text:s text:c="3"/>&lt;link rel="stylesheet" href="styles/style.css"&gt;<text:line-break/>&lt;/head&gt;</text:p>
      <text:p text:style-name="Standard"/>
      <text:p text:style-name="Quotations"><text:span text:style-name="T1">Metáfora:</text:span> Es tener un manual de diseño global para toda la empresa.</text:p>
      <text:h text:style-name="Heading_20_4" text:outline-level="4">3.2. Estilos Internos (<text:span text:style-name="Source_20_Text">&lt;style&gt;</text:span> Tag)</text:h>
      <text:p text:style-name="Text_20_body">Los estilos se definen directamente en la sección <text:span text:style-name="Source_20_Text">&lt;head&gt;</text:span> de un documento HTML específico. Útil para estilos que solo aplican a esa página.</text:p>
      <text:h text:style-name="Heading_20_4" text:outline-level="4">3.3. Estilos en Línea (Inline)</text:h>
      <text:p text:style-name="Text_20_body">Se aplica la regla de estilo directamente como un atributo en la etiqueta HTML (<text:span text:style-name="Source_20_Text">&lt;p style="color: red;"&gt;</text:span>). Esta es la opción con <text:span text:style-name="T1">mayor peso</text:span> o especificidad, pero <text:span text:style-name="T1">debe evitarse</text:span> porque mezcla estructura y presentación.</text:p>
      <text:p text:style-name="Horizontal_20_Line"/>
      <text:h text:style-name="Heading_20_3" text:outline-level="3">4. Selectores: Apuntando a los Elementos Correctos 🎯</text:h>
      <text:p text:style-name="Text_20_body">Los selectores son tu forma de ser preciso. Son la herramienta que te permite decir: "Solo quiero que este botón específico sea rojo".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eLine2222882831904">
            <table:table-cell table:style-name="Tabla1.A1" office:value-type="string">
              <text:p text:style-name="Table_20_Contents">Selector</text:p>
            </table:table-cell>
            <table:table-cell table:style-name="Tabla1.A1" office:value-type="string">
              <text:p text:style-name="Table_20_Contents">Sintaxis</text:p>
            </table:table-cell>
            <table:table-cell table:style-name="Tabla1.A1" office:value-type="string">
              <text:p text:style-name="Table_20_Contents">¿Cómo funciona?</text:p>
            </table:table-cell>
          </table:table-row>
        </table:table-header-rows>
        <table:table-row table:style-name="TableLine2222882831904">
          <table:table-cell table:style-name="Tabla1.A1" office:value-type="string">
            <text:p text:style-name="P1">Elemento</text:p>
          </table:table-cell>
          <table:table-cell table:style-name="Tabla1.A1" office:value-type="string">
            <text:p text:style-name="Table_20_Contents"><text:span text:style-name="Source_20_Text">p</text:span>, <text:span text:style-name="Source_20_Text">h2</text:span></text:p>
          </table:table-cell>
          <table:table-cell table:style-name="Tabla1.A1" office:value-type="string">
            <text:p text:style-name="Table_20_Contents">Selecciona todas las instancias de esa etiqueta HTML.</text:p>
          </table:table-cell>
        </table:table-row>
        <table:table-row table:style-name="TableLine2222882831904">
          <table:table-cell table:style-name="Tabla1.A1" office:value-type="string">
            <text:p text:style-name="P1">Clase</text:p>
          </table:table-cell>
          <table:table-cell table:style-name="Tabla1.A1" office:value-type="string">
            <text:p text:style-name="Table_20_Contents"><text:span text:style-name="Source_20_Text">.btn</text:span></text:p>
          </table:table-cell>
          <table:table-cell table:style-name="Tabla1.A1" office:value-type="string">
            <text:p text:style-name="Table_20_Contents">Selecciona <text:span text:style-name="T1">todos</text:span> los elementos que tengan el atributo <text:span text:style-name="Source_20_Text">class="btn"</text:span>.</text:p>
          </table:table-cell>
        </table:table-row>
        <table:table-row table:style-name="TableLine2222882831904">
          <table:table-cell table:style-name="Tabla1.A1" office:value-type="string">
            <text:p text:style-name="P1">ID</text:p>
          </table:table-cell>
          <table:table-cell table:style-name="Tabla1.A1" office:value-type="string">
            <text:p text:style-name="Table_20_Contents"><text:span text:style-name="Source_20_Text">#logo</text:span></text:p>
          </table:table-cell>
          <table:table-cell table:style-name="Tabla1.A1" office:value-type="string">
            <text:p text:style-name="Table_20_Contents">Selecciona el <text:span text:style-name="T1">único</text:span> elemento con <text:span text:style-name="Source_20_Text">id="logo"</text:span>.</text:p>
          </table:table-cell>
        </table:table-row>
        <table:table-row table:style-name="TableLine2222882831904">
          <table:table-cell table:style-name="Tabla1.A1" office:value-type="string">
            <text:p text:style-name="P1">Descendiente</text:p>
          </table:table-cell>
          <table:table-cell table:style-name="Tabla1.A1" office:value-type="string">
            <text:p text:style-name="Table_20_Contents"><text:span text:style-name="Source_20_Text">nav a</text:span></text:p>
          </table:table-cell>
          <table:table-cell table:style-name="Tabla1.A1" office:value-type="string">
            <text:p text:style-name="Table_20_Contents">Selecciona todos los elementos <text:span text:style-name="Source_20_Text">&lt;a&gt;</text:span> que estén dentro de cualquier elemento <text:span text:style-name="Source_20_Text">&lt;nav&gt;</text:span>.</text:p>
          </table:table-cell>
        </table:table-row>
        <table:table-row table:style-name="TableLine2222882831904">
          <table:table-cell table:style-name="Tabla1.A1" office:value-type="string">
            <text:p text:style-name="P1">Pseudo-Clase</text:p>
          </table:table-cell>
          <table:table-cell table:style-name="Tabla1.A1" office:value-type="string">
            <text:p text:style-name="Table_20_Contents"><text:span text:style-name="Source_20_Text">:hover</text:span>, <text:span text:style-name="Source_20_Text">:focus</text:span></text:p>
          </table:table-cell>
          <table:table-cell table:style-name="Tabla1.A1" office:value-type="string">
            <text:p text:style-name="Table_20_Contents">Selecciona un elemento <text:span text:style-name="T1">en un estado particular</text:span> (ej. cuando el ratón está encima o el campo está seleccionado).</text:p>
          </table:table-cell>
        </table:table-row>
      </table:table>
      <text:p text:style-name="Standard"/>
      <text:h text:style-name="Heading_20_4" text:outline-level="4">Ejemplo de Selectores: El Botón Interactivo</text:h>
      <text:p text:style-name="P8">CSS</text:p>
      <text:p text:style-name="Standard">/* 1. Selector de Clase: Estilo por defecto del botón */<text:line-break/>.btn-accion { <text:line-break/> <text:s text:c="3"/>background-color: #007bff;<text:line-break/> <text:s text:c="3"/>color: white;<text:line-break/> <text:s text:c="3"/>padding: 10px 20px;<text:line-break/> <text:s text:c="3"/>border: none;<text:line-break/> <text:s text:c="3"/>cursor: pointer; /* Indica que es clickeable */<text:line-break/> <text:s text:c="3"/>transition: background-color 0.3s ease; /* Preparamos la transición para el punto 8 */<text:line-break/>}<text:line-break/><text:line-break/>/* 2. Selector Pseudo-Clase: El efecto vistoso al pasar el ratón */<text:line-break/>/* Cuando el usuario sitúa el cursor sobre el elemento, cambia su estilo. */<text:line-break/>.btn-accion:hover {<text:line-break/> <text:s text:c="3"/>background-color: #0056b3; /* Color más oscuro para el efecto visual */<text:line-break/><text:soft-page-break/> <text:s text:c="3"/>transform: translateY(-2px); /* Pequeño movimiento hacia arriba para simular que se levanta */<text:line-break/>}</text:p>
      <text:h text:style-name="Heading_20_3" text:outline-level="3">5. La Cascada, Herencia y Especificidad: Resolviendo Conflictos ⚖️</text:h>
      <text:p text:style-name="Text_20_body">"Cascada" es el concepto más importante de CSS. Define las reglas de <text:span text:style-name="T1">quién gana</text:span> cuando dos estilos entran en conflicto sobre el mismo elemento.</text:p>
      <text:h text:style-name="Heading_20_4" text:outline-level="4">5.1. La Cascada (Orden y Origen)</text:h>
      <text:p text:style-name="Text_20_body">Las reglas que llegan más tarde o que tienen un origen más cercano al elemento anulan a las anteriores. El orden de prioridad es:</text:p>
      <text:list xml:id="list1164392704" text:style-name="L3">
        <text:list-item>
          <text:p text:style-name="P4">Estilos del navegador.</text:p>
        </text:list-item>
        <text:list-item>
          <text:p text:style-name="P4">Estilos Externos/Internos.</text:p>
        </text:list-item>
        <text:list-item>
          <text:p text:style-name="P4">Estilos <text:span text:style-name="T1">Inline</text:span>.</text:p>
        </text:list-item>
      </text:list>
      <text:h text:style-name="Heading_20_4" text:outline-level="4">5.2. Herencia</text:h>
      <text:p text:style-name="Text_20_body">Algunas propiedades (como <text:span text:style-name="Source_20_Text">color</text:span> o <text:span text:style-name="Source_20_Text">font-family</text:span>) se <text:span text:style-name="T1">heredan</text:span> automáticamente del elemento padre a sus hijos. Si defines el color del <text:span text:style-name="Source_20_Text">&lt;body&gt;</text:span> a rojo, todos los textos dentro serán rojos, a menos que un hijo lo anule.</text:p>
      <text:h text:style-name="Heading_20_4" text:outline-level="4">5.3. Especificidad (El Peso del Voto)</text:h>
      <text:p text:style-name="Text_20_body">Si dos selectores aplican al mismo elemento, pero uno está en un archivo CSS anterior y el otro posterior, la Especificidad decide.</text:p>
      <text:list xml:id="list2349963402" text:style-name="L4">
        <text:list-item>
          <text:p text:style-name="P5">El selector de <text:span text:style-name="T1">ID</text:span> (<text:span text:style-name="Source_20_Text">#nombre</text:span>) tiene el máximo peso.</text:p>
        </text:list-item>
        <text:list-item>
          <text:p text:style-name="P5">El selector de <text:span text:style-name="T1">Clase</text:span> (<text:span text:style-name="Source_20_Text">.nombre</text:span>) tiene peso intermedio.</text:p>
        </text:list-item>
        <text:list-item>
          <text:p text:style-name="P5">El selector de <text:span text:style-name="T1">Elemento</text:span> (<text:span text:style-name="Source_20_Text">p</text:span>) tiene el menor peso.</text:p>
        </text:list-item>
      </text:list>
      <text:p text:style-name="Quotations"><text:span text:style-name="T1">Metáfora de Especificidad:</text:span> Si tienes una regla general para todos los "Párrafos" (Elemento), pero una más específica para los párrafos con la "Clase de Alerta", la regla de la Clase siempre ganará.</text:p>
      <text:p text:style-name="Horizontal_20_Line"/>
      <text:h text:style-name="Heading_20_3" text:outline-level="3">6. El Modelo de Caja (Box Model): Contenedores y Espacios 📦</text:h>
      <text:p text:style-name="Text_20_body">Cada elemento HTML se renderiza como una caja rectangular. Entender el Modelo de Caja es esencial, ya que el diseño web es, en esencia, organizar estas cajas.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eLine2222882833264">
            <table:table-cell table:style-name="Tabla2.A1" office:value-type="string">
              <text:p text:style-name="Table_20_Contents">Componente</text:p>
            </table:table-cell>
            <table:table-cell table:style-name="Tabla2.A1" office:value-type="string">
              <text:p text:style-name="Table_20_Contents">Propósito</text:p>
            </table:table-cell>
            <table:table-cell table:style-name="Tabla2.A1" office:value-type="string">
              <text:p text:style-name="Table_20_Contents">Analogía</text:p>
            </table:table-cell>
          </table:table-row>
        </table:table-header-rows>
        <table:table-row table:style-name="TableLine2222882833264">
          <table:table-cell table:style-name="Tabla2.A1" office:value-type="string">
            <text:p text:style-name="P1">Content</text:p>
          </table:table-cell>
          <table:table-cell table:style-name="Tabla2.A1" office:value-type="string">
            <text:p text:style-name="Table_20_Contents">El espacio que ocupa el contenido (texto/imagen).</text:p>
          </table:table-cell>
          <table:table-cell table:style-name="Tabla2.A1" office:value-type="string">
            <text:p text:style-name="Table_20_Contents">El <text:span text:style-name="T1">texto</text:span> del libro.</text:p>
          </table:table-cell>
        </table:table-row>
        <table:table-row table:style-name="TableLine2222882833264">
          <table:table-cell table:style-name="Tabla2.A1" office:value-type="string">
            <text:p text:style-name="P1">Padding</text:p>
          </table:table-cell>
          <table:table-cell table:style-name="Tabla2.A1" office:value-type="string">
            <text:p text:style-name="Table_20_Contents">Espacio <text:span text:style-name="T1">interno</text:span> entre el contenido y el borde.</text:p>
          </table:table-cell>
          <table:table-cell table:style-name="Tabla2.A1" office:value-type="string">
            <text:p text:style-name="Table_20_Contents">El <text:span text:style-name="T1">margen blanco</text:span> del libro.</text:p>
          </table:table-cell>
        </table:table-row>
        <table:table-row table:style-name="TableLine2222882833264">
          <table:table-cell table:style-name="Tabla2.A1" office:value-type="string">
            <text:p text:style-name="P1">Border</text:p>
          </table:table-cell>
          <table:table-cell table:style-name="Tabla2.A1" office:value-type="string">
            <text:p text:style-name="Table_20_Contents">La línea delgada que rodea el relleno.</text:p>
          </table:table-cell>
          <table:table-cell table:style-name="Tabla2.A1" office:value-type="string">
            <text:p text:style-name="Table_20_Contents">La <text:span text:style-name="T1">cubierta</text:span> del libro.</text:p>
          </table:table-cell>
        </table:table-row>
        <table:table-row table:style-name="TableLine2222882833264">
          <table:table-cell table:style-name="Tabla2.A1" office:value-type="string">
            <text:p text:style-name="P1">Margin</text:p>
          </table:table-cell>
          <table:table-cell table:style-name="Tabla2.A1" office:value-type="string">
            <text:p text:style-name="Table_20_Contents">Espacio <text:span text:style-name="T1">externo</text:span> que separa la caja de otras cajas.</text:p>
          </table:table-cell>
          <table:table-cell table:style-name="Tabla2.A1" office:value-type="string">
            <text:p text:style-name="Table_20_Contents">El <text:span text:style-name="T1">espacio</text:span> entre los libros en la estantería.</text:p>
          </table:table-cell>
        </table:table-row>
      </table:table>
      <text:h text:style-name="Heading_20_4" text:outline-level="4"><text:soft-page-break/><text:span text:style-name="Source_20_Text">box-sizing: border-box</text:span> (La Solución al Dolor de Cabeza)</text:h>
      <text:p text:style-name="Text_20_body">Por defecto, al establecer un <text:span text:style-name="Source_20_Text">width</text:span> (ancho), el <text:span text:style-name="T2">padding</text:span> y el <text:span text:style-name="T2">border</text:span> se <text:span text:style-name="T1">suman</text:span> al ancho total. Esto es confuso. La propiedad <text:span text:style-name="Source_20_Text">box-sizing: border-box</text:span> fuerza a que el <text:span text:style-name="Source_20_Text">width</text:span> y <text:span text:style-name="Source_20_Text">height</text:span> ya <text:span text:style-name="T1">incluyan</text:span> el <text:span text:style-name="T2">padding</text:span> y el <text:span text:style-name="T2">border</text:span>, simplificando enormemente el cálculo del diseño.</text:p>
      <text:p text:style-name="Standard"/>
      <text:p text:style-name="Standard">/* Recomendación de Experto: Aplicar esta regla a *todos* los elementos. */<text:line-break/>* {<text:line-break/> <text:s text:c="3"/>box-sizing: border-box; <text:line-break/>}</text:p>
      <text:h text:style-name="Heading_20_3" text:outline-level="3">7. Unidades de Medida y Colores: La Paleta del Diseñador</text:h>
      <text:h text:style-name="Heading_20_4" text:outline-level="4">7.1. Unidades de Medida (El Metro del Diseñador)</text:h>
      <text:p text:style-name="Text_20_body">Hay dos tipos principales de unidades:</text:p>
      <text:list xml:id="list2390908791" text:style-name="L5">
        <text:list-item>
          <text:p text:style-name="P6"><text:span text:style-name="T1">Absolutas (Fijas):</text:span> El <text:span text:style-name="T1">píxel (</text:span><text:span text:style-name="Source_20_Text"><text:span text:style-name="T1">px</text:span></text:span><text:span text:style-name="T1">)</text:span> es la unidad de medida absoluta más común. Un <text:span text:style-name="Source_20_Text">px</text:span> siempre es un <text:span text:style-name="Source_20_Text">px</text:span>.</text:p>
        </text:list-item>
        <text:list-item>
          <text:p text:style-name="P6"><text:span text:style-name="T1">Relativas (Flexibles):</text:span> Ideales para el diseño <text:span text:style-name="T2">responsive</text:span>.</text:p>
          <text:list>
            <text:list-item>
              <text:p text:style-name="P6"><text:span text:style-name="Source_20_Text"><text:span text:style-name="T1">%</text:span></text:span><text:span text:style-name="T1">:</text:span> Relativo al tamaño del elemento padre.</text:p>
            </text:list-item>
            <text:list-item>
              <text:p text:style-name="P6"><text:span text:style-name="Source_20_Text"><text:span text:style-name="T1">em</text:span></text:span><text:span text:style-name="T1">:</text:span> Relativo al tamaño de la fuente del <text:span text:style-name="T1">propio elemento</text:span>.</text:p>
            </text:list-item>
            <text:list-item>
              <text:p text:style-name="P6"><text:span text:style-name="Source_20_Text"><text:span text:style-name="T1">rem</text:span></text:span><text:span text:style-name="T1">:</text:span> Relativo al tamaño de la fuente del <text:span text:style-name="T1">elemento raíz (</text:span><text:span text:style-name="Source_20_Text"><text:span text:style-name="T1">&lt;html&gt;</text:span></text:span><text:span text:style-name="T1">)</text:span>. ¡Muy recomendable!</text:p>
            </text:list-item>
          </text:list>
        </text:list-item>
      </text:list>
      <text:h text:style-name="Heading_20_4" text:outline-level="4">7.2. Colores (La Paleta y sus Códigos)</text:h>
      <text:p text:style-name="Text_20_body">Puedes definir colores de varias maneras:</text:p>
      <text:list xml:id="list3585079168" text:style-name="L6">
        <text:list-item>
          <text:p text:style-name="P7"><text:span text:style-name="T1">Hexadecimal (</text:span><text:span text:style-name="Source_20_Text"><text:span text:style-name="T1">#rrggbb</text:span></text:span><text:span text:style-name="T1">):</text:span> El formato más popular. Ej: <text:span text:style-name="Source_20_Text">#FF0000</text:span> (Rojo puro).</text:p>
        </text:list-item>
        <text:list-item>
          <text:p text:style-name="P7"><text:span text:style-name="T1">RGB (</text:span><text:span text:style-name="Source_20_Text"><text:span text:style-name="T1">rgb(r, g, b)</text:span></text:span><text:span text:style-name="T1">):</text:span> Red, Green, Blue. Ej: <text:span text:style-name="Source_20_Text">rgb(255, 0, 0)</text:span>.</text:p>
        </text:list-item>
        <text:list-item>
          <text:p text:style-name="P7"><text:span text:style-name="T1">RGBA (</text:span><text:span text:style-name="Source_20_Text"><text:span text:style-name="T1">rgba(r, g, b, a)</text:span></text:span><text:span text:style-name="T1">):</text:span> Incluye el canal Alpha (opacidad). Ej: <text:span text:style-name="Source_20_Text">rgba(0, 0, 0, 0.5)</text:span> (Negro con 50% de opacidad).</text:p>
        </text:list-item>
      </text:list>
      <text:p text:style-name="Horizontal_20_Line"/>
      <text:h text:style-name="Heading_20_3" text:outline-level="3">8. Tipografía y Estilo de Texto</text:h>
      <text:p text:style-name="Text_20_body">El texto es el 90% de la web. CSS tiene el control total sobre él.</text:p>
      <table:table table:name="Tabla3" table:style-name="Tabla3">
        <table:table-column table:style-name="Tabla3.A"/>
        <table:table-column table:style-name="Tabla3.B"/>
        <table:table-header-rows>
          <table:table-row table:style-name="TableLine2222779473264">
            <table:table-cell table:style-name="Tabla3.A1" office:value-type="string">
              <text:p text:style-name="Table_20_Contents">Propiedad</text:p>
            </table:table-cell>
            <table:table-cell table:style-name="Tabla3.A1" office:value-type="string">
              <text:p text:style-name="Table_20_Contents">Función</text:p>
            </table:table-cell>
          </table:table-row>
        </table:table-header-rows>
        <table:table-row table:style-name="TableLine2222779473264">
          <table:table-cell table:style-name="Tabla3.A1" office:value-type="string">
            <text:p text:style-name="Table_20_Contents"><text:span text:style-name="Source_20_Text">font-family</text:span></text:p>
          </table:table-cell>
          <table:table-cell table:style-name="Tabla3.A1" office:value-type="string">
            <text:p text:style-name="Table_20_Contents">Define la fuente a usar (ej. <text:span text:style-name="Source_20_Text">Arial, sans-serif</text:span>).</text:p>
          </table:table-cell>
        </table:table-row>
        <table:table-row table:style-name="TableLine2222779473264">
          <table:table-cell table:style-name="Tabla3.A1" office:value-type="string">
            <text:p text:style-name="Table_20_Contents"><text:span text:style-name="Source_20_Text">font-size</text:span></text:p>
          </table:table-cell>
          <table:table-cell table:style-name="Tabla3.A1" office:value-type="string">
            <text:p text:style-name="Table_20_Contents">El tamaño de la letra. Se recomienda usar <text:span text:style-name="Source_20_Text">rem</text:span> para accesibilidad.</text:p>
          </table:table-cell>
        </table:table-row>
        <table:table-row table:style-name="TableLine2222779473264">
          <table:table-cell table:style-name="Tabla3.A1" office:value-type="string">
            <text:p text:style-name="Table_20_Contents"><text:span text:style-name="Source_20_Text">font-weight</text:span></text:p>
          </table:table-cell>
          <table:table-cell table:style-name="Tabla3.A1" office:value-type="string">
            <text:p text:style-name="Table_20_Contents">El grosor de la letra (ej. <text:span text:style-name="Source_20_Text">bold</text:span> o valores numéricos como <text:span text:style-name="Source_20_Text">700</text:span>).</text:p>
          </table:table-cell>
        </table:table-row>
        <table:table-row table:style-name="TableLine2222779473264">
          <table:table-cell table:style-name="Tabla3.A1" office:value-type="string">
            <text:p text:style-name="Table_20_Contents"><text:span text:style-name="Source_20_Text">line-height</text:span></text:p>
          </table:table-cell>
          <table:table-cell table:style-name="Tabla3.A1" office:value-type="string">
            <text:p text:style-name="Table_20_Contents">El espaciado entre líneas (legibilidad).</text:p>
          </table:table-cell>
        </table:table-row>
        <table:table-row table:style-name="TableLine2222779473264">
          <table:table-cell table:style-name="Tabla3.A1" office:value-type="string">
            <text:p text:style-name="Table_20_Contents"><text:span text:style-name="Source_20_Text">text-align</text:span></text:p>
          </table:table-cell>
          <table:table-cell table:style-name="Tabla3.A1" office:value-type="string">
            <text:p text:style-name="Table_20_Contents">Alineación del texto (ej. <text:span text:style-name="Source_20_Text">center</text:span>, <text:span text:style-name="Source_20_Text">justify</text:span>).</text:p>
          </table:table-cell>
        </table:table-row>
        <table:table-row table:style-name="TableLine2222779473264">
          <table:table-cell table:style-name="Tabla3.A1" office:value-type="string">
            <text:p text:style-name="Table_20_Contents"><text:span text:style-name="Source_20_Text">text-shadow</text:span></text:p>
          </table:table-cell>
          <table:table-cell table:style-name="Tabla3.A1" office:value-type="string">
            <text:p text:style-name="Table_20_Contents">Añade una sombra al texto para darle profundidad.</text:p>
          </table:table-cell>
        </table:table-row>
      </table:table>
      <text:p text:style-name="Standard"/>
      <text:h text:style-name="Heading_20_3" text:outline-level="3"><text:soft-page-break/>9. Layout: Flexbox (La Cuerda Tensora) ➡️</text:h>
      <text:p text:style-name="Text_20_body"><text:span text:style-name="T1">Flexbox</text:span> es el sistema de diseño moderno para organizar elementos <text:span text:style-name="T1">en una única dimensión</text:span> (fila O columna). Es la solución mágica para alinear cosas.</text:p>
      <text:h text:style-name="Heading_20_4" text:outline-level="4">9.1. Uso Principal y Propiedades Clave</text:h>
      <text:p text:style-name="Text_20_body">Para usar Flexbox, solo tienes que aplicar <text:span text:style-name="Source_20_Text">display: flex</text:span> al contenedor padre.</text:p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 table:style-name="TableLine2222779471088">
            <table:table-cell table:style-name="Tabla4.A1" office:value-type="string">
              <text:p text:style-name="Table_20_Contents">Propiedad</text:p>
            </table:table-cell>
            <table:table-cell table:style-name="Tabla4.A1" office:value-type="string">
              <text:p text:style-name="Table_20_Contents">Eje</text:p>
            </table:table-cell>
            <table:table-cell table:style-name="Tabla4.A1" office:value-type="string">
              <text:p text:style-name="Table_20_Contents">Propósito</text:p>
            </table:table-cell>
          </table:table-row>
        </table:table-header-rows>
        <table:table-row table:style-name="TableLine2222779471088">
          <table:table-cell table:style-name="Tabla4.A1" office:value-type="string">
            <text:p text:style-name="Table_20_Contents"><text:span text:style-name="Source_20_Text">justify-content</text:span></text:p>
          </table:table-cell>
          <table:table-cell table:style-name="Tabla4.A1" office:value-type="string">
            <text:p text:style-name="Table_20_Contents"><text:span text:style-name="T1">Principal</text:span> (Horizontal por defecto)</text:p>
          </table:table-cell>
          <table:table-cell table:style-name="Tabla4.A1" office:value-type="string">
            <text:p text:style-name="Table_20_Contents">Distribuye y alinea los elementos en el eje principal.</text:p>
          </table:table-cell>
        </table:table-row>
        <table:table-row table:style-name="TableLine2222779471088">
          <table:table-cell table:style-name="Tabla4.A1" office:value-type="string">
            <text:p text:style-name="Table_20_Contents"><text:span text:style-name="Source_20_Text">align-items</text:span></text:p>
          </table:table-cell>
          <table:table-cell table:style-name="Tabla4.A1" office:value-type="string">
            <text:p text:style-name="Table_20_Contents"><text:span text:style-name="T1">Cruzado</text:span> (Vertical por defecto)</text:p>
          </table:table-cell>
          <table:table-cell table:style-name="Tabla4.A1" office:value-type="string">
            <text:p text:style-name="Table_20_Contents">Distribuye y alinea los elementos en el eje secundario.</text:p>
          </table:table-cell>
        </table:table-row>
      </table:table>
      <text:p text:style-name="Standard"/>
      <text:h text:style-name="Heading_20_4" text:outline-level="4">9.2. Ejemplo Vistoso: El Centrado Perfecto (El Problema Clásico)</text:h>
      <text:p text:style-name="Text_20_body">Antes, centrar un elemento tanto horizontal como verticalmente era un dolor de cabeza. Con Flexbox, es trivial y altamente robusto.</text:p>
      <text:p text:style-name="Standard">/* CSS Vistoso: Centrado Mágico con Flexbox */<text:line-break/>.contenedor-flex {<text:line-break/> <text:s text:c="3"/>display: flex; /* 1. ¡Activamos Flexbox en el padre! */<text:line-break/> <text:s text:c="3"/>height: 300px; /* Damos una altura fija para ver el centrado. */<text:line-break/> <text:s text:c="3"/>background-color: #f0f8ff; <text:line-break/> <text:s text:c="3"/>border: 3px dashed #007bff; /* Borde para visualizar los límites del contenedor. */<text:line-break/> <text:s text:c="3"/><text:line-break/> <text:s text:c="3"/>/* 2. justify-content: Alinea horizontalmente al centro */<text:line-break/> <text:s text:c="3"/>justify-content: center; <text:line-break/> <text:s text:c="3"/><text:line-break/> <text:s text:c="3"/>/* 3. align-items: Alinea verticalmente al centro */<text:line-break/> <text:s text:c="3"/>align-items: center; <text:line-break/>}<text:line-break/><text:line-break/>.centro-perfecto {<text:line-break/> <text:s text:c="3"/>background-color: #007bff;<text:line-break/> <text:s text:c="3"/>color: white;<text:line-break/> <text:s text:c="3"/>padding: 20px;<text:line-break/> <text:s text:c="3"/>font-weight: bold;<text:line-break/> <text:s text:c="3"/>border-radius: 8px; <text:line-break/> <text:s text:c="3"/>box-shadow: 0 4px 6px rgba(0, 0, 0, 0.2); /* Sombra elegante */<text:line-break/>}</text:p>
      <text:p text:style-name="Standard"/>
      <text:h text:style-name="Heading_20_3" text:outline-level="3">10. Layout: Grid (La Cuadrícula Maestra) 🖼️</text:h>
      <text:p text:style-name="Text_20_body"><text:span text:style-name="T1">Grid</text:span> es el sistema de diseño más potente para organizar elementos <text:span text:style-name="T1">en dos dimensiones</text:span> (filas Y columnas simultáneamente). Es ideal para crear el <text:span text:style-name="T2">layout</text:span> (la estructura principal) de una página completa.</text:p>
      <text:h text:style-name="Heading_20_4" text:outline-level="4">10.1. Uso Principal y Propiedades Clave</text:h>
      <text:p text:style-name="Text_20_body">Para usar Grid, aplica <text:span text:style-name="Source_20_Text">display: grid</text:span> al contenedor padre.</text:p>
      <table:table table:name="Tabla5" table:style-name="Tabla5">
        <table:table-column table:style-name="Tabla5.A"/>
        <table:table-column table:style-name="Tabla5.B"/>
        <table:table-header-rows>
          <text:soft-page-break/>
          <table:table-row table:style-name="TableLine2222779488224">
            <table:table-cell table:style-name="Tabla5.A1" office:value-type="string">
              <text:p text:style-name="Table_20_Contents">Propiedad</text:p>
            </table:table-cell>
            <table:table-cell table:style-name="Tabla5.A1" office:value-type="string">
              <text:p text:style-name="Table_20_Contents">Propósito</text:p>
            </table:table-cell>
          </table:table-row>
        </table:table-header-rows>
        <table:table-row table:style-name="TableLine2222779488224">
          <table:table-cell table:style-name="Tabla5.A1" office:value-type="string">
            <text:p text:style-name="Table_20_Contents"><text:span text:style-name="Source_20_Text">grid-template-columns</text:span></text:p>
          </table:table-cell>
          <table:table-cell table:style-name="Tabla5.A1" office:value-type="string">
            <text:p text:style-name="Table_20_Contents">Define cuántas columnas tendrá la rejilla y su tamaño (ej. <text:span text:style-name="Source_20_Text">1fr 1fr 1fr</text:span>).</text:p>
          </table:table-cell>
        </table:table-row>
        <table:table-row table:style-name="TableLine2222779488224">
          <table:table-cell table:style-name="Tabla5.A1" office:value-type="string">
            <text:p text:style-name="Table_20_Contents"><text:span text:style-name="Source_20_Text">grid-template-rows</text:span></text:p>
          </table:table-cell>
          <table:table-cell table:style-name="Tabla5.A1" office:value-type="string">
            <text:p text:style-name="Table_20_Contents">Define cuántas filas tendrá la rejilla y su tamaño.</text:p>
          </table:table-cell>
        </table:table-row>
        <table:table-row table:style-name="TableLine2222779488224">
          <table:table-cell table:style-name="Tabla5.A1" office:value-type="string">
            <text:p text:style-name="Table_20_Contents"><text:span text:style-name="Source_20_Text">grid-template-areas</text:span></text:p>
          </table:table-cell>
          <table:table-cell table:style-name="Tabla5.A1" office:value-type="string">
            <text:p text:style-name="Table_20_Contents">Permite nombrar las celdas y diseñar el <text:span text:style-name="T2">layout</text:span> con texto (¡como un mapa!).</text:p>
          </table:table-cell>
        </table:table-row>
        <table:table-row table:style-name="TableLine2222779488224">
          <table:table-cell table:style-name="Tabla5.A1" office:value-type="string">
            <text:p text:style-name="Table_20_Contents"><text:span text:style-name="Source_20_Text">gap</text:span></text:p>
          </table:table-cell>
          <table:table-cell table:style-name="Tabla5.A1" office:value-type="string">
            <text:p text:style-name="Table_20_Contents">Espacio entre las celdas (antes llamado <text:span text:style-name="T2">gutter</text:span>).</text:p>
          </table:table-cell>
        </table:table-row>
      </table:table>
      <text:p text:style-name="Standard"/>
      <text:p text:style-name="Standard"/>
      <text:h text:style-name="Heading_20_4" text:outline-level="4">10.2. Ejemplo Vistoso: Un Layout de Página Completo</text:h>
      <text:p text:style-name="Text_20_body">Usaremos Grid Areas para nombrar el <text:span text:style-name="T2">header</text:span>, <text:span text:style-name="T2">nav</text:span> y <text:span text:style-name="T2">main</text:span> y colocarlos visualmente como si dibujáramos un mapa.</text:p>
      <text:p text:style-name="Standard"/>
      <text:p text:style-name="Standard">/* CSS Vistoso: Layout de Página con Grid Areas (El Mapa) */<text:line-break/>.layout-grid {<text:line-break/> <text:s text:c="3"/>display: grid; <text:line-break/> <text:s text:c="3"/>min-height: 500px; <text:line-break/> <text:s text:c="3"/><text:line-break/> <text:s text:c="3"/>/* 1. Definimos las áreas de la rejilla por nombres (nuestro mapa) */<text:line-break/> <text:s text:c="3"/>grid-template-areas: <text:line-break/> <text:s text:c="7"/>"header header"<text:line-break/> <text:s text:c="7"/>"sidebar main"<text:line-break/> <text:s text:c="7"/>"footer footer";<text:line-break/><text:line-break/> <text:s text:c="3"/>/* 2. Definimos el tamaño de las columnas: Nav fija (200px) y Main flexible (1fr) */<text:line-break/> <text:s text:c="3"/>grid-template-columns: 200px 1fr; <text:line-break/> <text:s text:c="3"/><text:line-break/> <text:s text:c="3"/>/* 3. Definimos el tamaño de las filas: Header/Footer automáticos, Main ocupa el resto (1fr) */<text:line-break/> <text:s text:c="3"/>grid-template-rows: auto 1fr auto; <text:line-break/> <text:s text:c="3"/><text:line-break/> <text:s text:c="3"/>gap: 10px; <text:line-break/> <text:s text:c="3"/>border: 5px solid #03A9F4;<text:line-break/>}<text:line-break/><text:line-break/>/* 4. Asignamos los elementos a sus áreas nombradas */<text:line-break/>.header { grid-area: header; background-color: #03A9F4; color: white; padding: 10px; }<text:line-break/>.sidebar { grid-area: sidebar; background-color: #B3E5FC; padding: 10px; }<text:line-break/>.contenido-principal { grid-area: main; background-color: white; padding: 10px; }<text:line-break/>.footer { grid-area: footer; background-color: #03A9F4; color: white; padding: 10px; }</text:p>
      <text:p text:style-name="Standard"/>
      <text:h text:style-name="Heading_20_3" text:outline-level="3">11. Animaciones: Dándole Vida a la Web ✨</text:h>
      <text:p text:style-name="Text_20_body">Las animaciones CSS permiten añadir movimiento y dinamismo sin depender de JavaScript, mejorando la experiencia de usuario.</text:p>
      <text:h text:style-name="Heading_20_4" text:outline-level="4">11.1. Transiciones (El Movimiento Suave y Simple)</text:h>
      <text:p text:style-name="Text_20_body">Las <text:span text:style-name="T1">Transiciones</text:span> son el movimiento más sencillo. Definen cómo se mueve una propiedad cuando cambia de un estado a otro (ej. al hacer <text:span text:style-name="T2">hover</text:span>).</text:p>
      <text:p text:style-name="Standard"><text:soft-page-break/>/* CSS: Ejemplo de Transición */<text:line-break/>.caja-transicion {<text:line-break/> <text:s text:c="3"/>width: 100px;<text:line-break/> <text:s text:c="3"/>height: 100px;<text:line-break/> <text:s text:c="3"/>background-color: green;<text:line-break/> <text:s text:c="3"/><text:line-break/> <text:s text:c="3"/>/* El movimiento: Queremos que la transición de todas las propiedades dure 0.5s */<text:line-break/> <text:s text:c="3"/>transition: all 0.5s ease-in-out; <text:line-break/>}<text:line-break/><text:line-break/>/* El estado final: Cuando pasa el ratón */<text:line-break/>.caja-transicion:hover {<text:line-break/> <text:s text:c="3"/>width: 150px; /* Cambia el ancho de forma suave */<text:line-break/> <text:s text:c="3"/>background-color: purple; /* Cambia el color de forma suave */<text:line-break/>}</text:p>
      <text:p text:style-name="Standard"/>
      <text:h text:style-name="Heading_20_4" text:outline-level="4">11.2. Animaciones Keyframe (El Movimiento Complejo)</text:h>
      <text:p text:style-name="Text_20_body">Las <text:span text:style-name="T1">Animaciones</text:span> son secuencias de movimiento más avanzadas. Se definen mediante <text:span text:style-name="Source_20_Text">@keyframes</text:span>, que son puntos de control en la línea de tiempo (0%, 50%, 100%).</text:p>
      <text:p text:style-name="Standard"/>
      <text:p text:style-name="Standard"/>
      <text:p text:style-name="Standard">/* CSS Vistoso: Animación "Pulse" (Latido) */<text:line-break/><text:line-break/>/* 1. Definición del Guion: El elemento crece/decrece y emite un brillo. */<text:line-break/>@keyframes latido {<text:line-break/> <text:s text:c="3"/>0% { <text:line-break/> <text:s text:c="7"/>transform: scale(1); <text:line-break/> <text:s text:c="7"/>box-shadow: 0 0 0 rgba(255, 0, 0, 0); <text:line-break/> <text:s text:c="3"/>} /* Inicio: Sin cambio de tamaño ni sombra */<text:line-break/> <text:s text:c="3"/>50% { <text:line-break/> <text:s text:c="7"/>transform: scale(1.05); /* El elemento se agranda un 5% */<text:line-break/> <text:s text:c="7"/>box-shadow: 0 0 20px rgba(255, 0, 0, 0.7); /* Emite un brillo rojo intenso */<text:line-break/> <text:s text:c="3"/>} <text:line-break/> <text:s text:c="3"/>100% { <text:line-break/> <text:s text:c="7"/>transform: scale(1); <text:line-break/> <text:s text:c="7"/>box-shadow: 0 0 0 rgba(255, 0, 0, 0); <text:line-break/> <text:s text:c="3"/>} /* Vuelve al inicio */<text:line-break/>}<text:line-break/><text:line-break/>.btn-pulse {<text:line-break/> <text:s text:c="3"/>/* Estilos base del botón */<text:line-break/> <text:s text:c="3"/>padding: 15px 30px;<text:line-break/> <text:s text:c="3"/>background-color: red;<text:line-break/> <text:s text:c="3"/>color: white;<text:line-break/> <text:s text:c="3"/>border: none;<text:line-break/> <text:s text:c="3"/>border-radius: 50px;<text:line-break/> <text:s text:c="3"/><text:line-break/> <text:s text:c="3"/>/* 2. Aplicación de la Animación al elemento */<text:line-break/> <text:s text:c="3"/>animation-name: latido; /* Asigna el guion 'latido' */<text:line-break/> <text:s text:c="3"/>animation-duration: 2s; /* Un ciclo dura 2 segundos */<text:line-break/> <text:s text:c="3"/>animation-iteration-count: infinite; /* Se repite para siempre */<text:line-break/><text:soft-page-break/> <text:s text:c="3"/>animation-timing-function: ease-in-out; /* Velocidad suave al inicio y final */<text:line-break/>}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7T14:10:32.570000000</meta:creation-date>
    <dc:date>2025-11-07T14:26:43.914000000</dc:date>
    <meta:editing-duration>PT16M11S</meta:editing-duration>
    <meta:editing-cycles>1</meta:editing-cycles>
    <meta:document-statistic meta:table-count="5" meta:image-count="0" meta:object-count="0" meta:page-count="8" meta:paragraph-count="152" meta:word-count="1961" meta:character-count="12475" meta:non-whitespace-character-count="10309"/>
    <meta:generator>LibreOffice/7.0.2.2$Windows_X86_64 LibreOffice_project/8349ace3c3162073abd90d81fd06dcfb6b36b994</meta:generator>
  </office:meta>
</office:document-meta>
</file>